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258.6pt"/>
    </style:style>
    <style:style style:name="co15" style:family="table-column">
      <style:table-column-properties fo:break-before="auto" style:column-width="53.49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14520937204361" calcext:value-type="float">
            <text:p>0.011452093720436</text:p>
          </table:table-cell>
          <table:table-cell office:value-type="float" office:value="77570.015625" calcext:value-type="float">
            <text:p>77570.015625</text:p>
          </table:table-cell>
          <table:table-cell office:value-type="float" office:value="0.0753464624285698" calcext:value-type="float">
            <text:p>0.07534646242857</text:p>
          </table:table-cell>
          <table:table-cell office:value-type="float" office:value="2032" calcext:value-type="float">
            <text:p>2032</text:p>
          </table:table-cell>
          <table:table-cell office:value-type="float" office:value="41.6250643730164" calcext:value-type="float">
            <text:p>41.6250643730164</text:p>
          </table:table-cell>
          <table:table-cell table:style-name="ce1" office:value-type="string" calcext:value-type="string">
            <text:p>7_G_exp64</text:p>
          </table:table-cell>
          <table:table-cell table:style-name="ce1" office:value-type="string" calcext:value-type="string">
            <text:p>7_G.v1.l0.ds0.l_combo0.ds_combo1.idays60.odays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66822262108326" calcext:value-type="float">
            <text:p>0.016682226210833</text:p>
          </table:table-cell>
          <table:table-cell office:value-type="float" office:value="580388.9375" calcext:value-type="float">
            <text:p>580388.9375</text:p>
          </table:table-cell>
          <table:table-cell office:value-type="float" office:value="0.0929110422730446" calcext:value-type="float">
            <text:p>0.092911042273045</text:p>
          </table:table-cell>
          <table:table-cell office:value-type="float" office:value="2026" calcext:value-type="float">
            <text:p>2026</text:p>
          </table:table-cell>
          <table:table-cell office:value-type="float" office:value="85.0347084999085" calcext:value-type="float">
            <text:p>85.0347084999085</text:p>
          </table:table-cell>
          <table:table-cell office:value-type="string" calcext:value-type="string">
            <text:p>7_G_exp8</text:p>
          </table:table-cell>
          <table:table-cell office:value-type="string" calcext:value-type="string">
            <text:p>7_G.v1.l0.ds0.l_combo0.ds_combo1.idays6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15102082490921" calcext:value-type="float">
            <text:p>0.011510208249092</text:p>
          </table:table-cell>
          <table:table-cell office:value-type="float" office:value="261752.046875" calcext:value-type="float">
            <text:p>261752.046875</text:p>
          </table:table-cell>
          <table:table-cell office:value-type="float" office:value="0.0750724449753761" calcext:value-type="float">
            <text:p>0.075072444975376</text:p>
          </table:table-cell>
          <table:table-cell office:value-type="float" office:value="2032" calcext:value-type="float">
            <text:p>2032</text:p>
          </table:table-cell>
          <table:table-cell office:value-type="float" office:value="52.991513967514" calcext:value-type="float">
            <text:p>52.991513967514</text:p>
          </table:table-cell>
          <table:table-cell table:style-name="ce1" office:value-type="string" calcext:value-type="string">
            <text:p>7_W_exp32</text:p>
          </table:table-cell>
          <table:table-cell table:style-name="ce1" office:value-type="string" calcext:value-type="string">
            <text:p>7_W.v1.l0.ds0.l_combo0.ds_combo1.idays60.odays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177232436835766" calcext:value-type="float">
            <text:p>0.017723243683577</text:p>
          </table:table-cell>
          <table:table-cell office:value-type="float" office:value="506821.5" calcext:value-type="float">
            <text:p>506821.5</text:p>
          </table:table-cell>
          <table:table-cell office:value-type="float" office:value="0.0963284000754357" calcext:value-type="float">
            <text:p>0.096328400075436</text:p>
          </table:table-cell>
          <table:table-cell office:value-type="float" office:value="2056" calcext:value-type="float">
            <text:p>2056</text:p>
          </table:table-cell>
          <table:table-cell office:value-type="float" office:value="64.8209245204925" calcext:value-type="float">
            <text:p>64.8209245204925</text:p>
          </table:table-cell>
          <table:table-cell office:value-type="string" calcext:value-type="string">
            <text:p>7_W_exp8</text:p>
          </table:table-cell>
          <table:table-cell office:value-type="string" calcext:value-type="string">
            <text:p>7_W.v1.l0.ds0.l_combo0.ds_combo1.idays30.odays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3:23:11.139508325</dc:date>
    <meta:editing-duration>PT1M46S</meta:editing-duration>
    <meta:editing-cycles>2</meta:editing-cycles>
    <meta:generator>LibreOffice/6.0.7.3$Linux_X86_64 LibreOffice_project/00m0$Build-3</meta:generator>
    <meta:document-statistic meta:table-count="1" meta:cell-count="99" meta:object-count="0"/>
  </office:meta>
</office:document-meta>
</file>